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docs-Roboto" svg:font-family="docs-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a6e22e" style:font-name="Droid Sans Mono" fo:font-size="10.5pt" style:text-underline-style="solid" style:text-underline-width="auto" style:text-underline-color="font-color" fo:font-weight="bold" officeooo:rsid="0003dbb0" officeooo:paragraph-rsid="0003dbb0" fo:background-color="#272822" style:font-weight-asian="bold" style:font-weight-complex="bold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3" style:family="paragraph" style:parent-style-name="Standard">
      <style:paragraph-properties style:line-height-at-least="0.503cm"/>
      <style:text-properties fo:color="#000000" style:font-name="Droid Sans Mono" fo:font-size="10.5pt" style:text-underline-style="none" fo:font-weight="normal" officeooo:rsid="0003dbb0" officeooo:paragraph-rsid="0003dbb0" fo:background-color="transparent" style:font-weight-asian="normal" style:font-weight-complex="normal"/>
    </style:style>
    <style:style style:name="P4" style:family="paragraph" style:parent-style-name="Standard">
      <style:paragraph-properties style:line-height-at-least="0.503cm"/>
      <style:text-properties fo:font-variant="normal" fo:text-transform="none" fo:color="#000000" style:font-name="docs-Roboto" fo:font-size="12pt" fo:letter-spacing="normal" fo:font-style="normal" style:text-underline-style="solid" style:text-underline-width="auto" style:text-underline-color="font-color" fo:font-weight="normal" officeooo:rsid="0003dbb0" officeooo:paragraph-rsid="0003dbb0" fo:background-color="transparent" style:font-weight-asian="bold" style:font-weight-complex="bold"/>
    </style:style>
    <style:style style:name="T1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4:</text:p>
      <text:p text:style-name="P4">Write a program with a SerializeDemo class which instantiates an Employee object and serializes to a file</text:p>
      <text:p text:style-name="P1"/>
      <text:p text:style-name="P1">Iplementation:</text:p>
      <text:p text:style-name="P1"/>
      <text:p text:style-name="P3">import java.io.*;</text:p>
      <text:p text:style-name="P3"/>
      <text:p text:style-name="P3">import javax.swing.plaf.FontUIResource;</text:p>
      <text:p text:style-name="P3"/>
      <text:p text:style-name="P3">class SerializeDemo {</text:p>
      <text:p text:style-name="P3"><text:s text:c="4"/>public static void main(String[] args) {</text:p>
      <text:p text:style-name="P3"><text:s text:c="8"/>try{</text:p>
      <text:p text:style-name="P3"><text:s text:c="12"/>Employee emp2 = new Employee(2, "Rohit");</text:p>
      <text:p text:style-name="P3"><text:s text:c="12"/>FileOutputStream fOut = new FileOutputStream("/media/sahil/Local Disk/wiproCoding/day11_programs/checkLongest.txt");</text:p>
      <text:p text:style-name="P3"><text:s text:c="12"/>ObjectOutputStream out = new ObjectOutputStream(fOut);</text:p>
      <text:p text:style-name="P3"><text:s text:c="12"/>out.writeObject(emp2);</text:p>
      <text:p text:style-name="P3"><text:s text:c="10"/>out.flush();</text:p>
      <text:p text:style-name="P3"><text:s text:c="10"/>System.out.println("Successfully");</text:p>
      <text:p text:style-name="P3"/>
      <text:p text:style-name="P3"><text:s text:c="8"/>}catch(Exception e){System.out.println(e);}</text:p>
      <text:p text:style-name="P3"><text:s text:c="4"/>}</text:p>
      <text:p text:style-name="P3">}</text:p>
      <text:p text:style-name="P1"/>
      <text:p text:style-name="P1"/>
      <text:p text:style-name="P1">Output:</text:p>
      <text:p text:style-name="P2">Successfully executed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docs-Roboto" svg:font-family="docs-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17:09:25.992221337</meta:creation-date>
    <dc:date>2022-07-11T17:12:48.771671473</dc:date>
    <meta:editing-duration>PT3M24S</meta:editing-duration>
    <meta:editing-cycles>1</meta:editing-cycles>
    <meta:document-statistic meta:table-count="0" meta:image-count="0" meta:object-count="0" meta:page-count="1" meta:paragraph-count="19" meta:word-count="60" meta:character-count="694" meta:non-whitespace-character-count="561"/>
    <meta:generator>LibreOffice/6.4.7.2$Linux_X86_64 LibreOffice_project/40$Build-2</meta:generator>
  </office:meta>
</office:document-meta>
</file>